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5.945cm" fo:margin-left="-0.191cm" fo:margin-top="0cm" fo:margin-bottom="0cm" table:align="left" style:writing-mode="lr-tb"/>
    </style:style>
    <style:style style:name="Table1.A" style:family="table-column">
      <style:table-column-properties style:column-width="10.943cm"/>
    </style:style>
    <style:style style:name="Table1.B" style:family="table-column">
      <style:table-column-properties style:column-width="4.999cm"/>
    </style:style>
    <style:style style:name="Table1.C" style:family="table-column">
      <style:table-column-properties style:column-width="5.00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1pt" fo:language="en" fo:country="GB" fo:font-weight="bold" style:letter-kerning="true" style:font-name-asian="Aptos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1pt" fo:language="en" fo:country="GB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 style:list-style-name="WWNum8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1pt" fo:language="en" fo:country="GB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 style:list-style-name="WWNum9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1pt" fo:language="en" fo:country="GB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Standard">
      <style:paragraph-properties fo:margin-left="1.27cm" fo:margin-top="0cm" fo:margin-bottom="0cm" style:contextual-spacing="false" fo:line-height="100%" fo:text-align="start" style:justify-single-word="false" fo:orphans="2" fo:widows="2"/>
      <style:text-properties style:font-name="Aptos" fo:font-size="11pt" fo:language="en" fo:country="GB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 style:list-style-name="WWNum10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1pt" fo:language="en" fo:country="GB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 style:list-style-name="WWNum11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1pt" fo:language="en" fo:country="GB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Standard" style:list-style-name="WWNum12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1pt" fo:language="en" fo:country="GB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9" style:family="paragraph" style:parent-style-name="Standard" style:list-style-name="WWNum13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1pt" fo:language="en" fo:country="GB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10" style:family="paragraph" style:parent-style-name="Standard" style:list-style-name="WWNum14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1pt" fo:language="en" fo:country="GB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 table:style-name="Table1.1">
          <table:table-cell table:style-name="Table1.A1" office:value-type="string">
            <text:p text:style-name="P1" loext:marker-style-name="T1"/>
          </table:table-cell>
          <table:table-cell table:style-name="Table1.A1" office:value-type="string">
            <text:p text:style-name="P2">Action(s)</text:p>
          </table:table-cell>
          <table:table-cell table:style-name="Table1.A1" office:value-type="string">
            <text:p text:style-name="P2">Action owner</text:p>
          </table:table-cell>
          <table:table-cell table:style-name="Table1.A1" office:value-type="string">
            <text:p text:style-name="P2">Date</text:p>
          </table:table-cell>
        </table:table-row>
        <table:table-row table:style-name="Table1.1">
          <table:table-cell table:style-name="Table1.A1" office:value-type="string">
            <text:p text:style-name="P2" loext:marker-style-name="T1"><text:span text:style-name="T1">Autumn term</text:span><text:span text:style-name="T1"/></text:p>
            <text:p text:style-name="P2" loext:marker-style-name="T1"><text:span text:style-name="T1">First Half</text:span><text:span text:style-name="T1"/></text:p>
            <text:list text:style-name="WWNum8">
              <text:list-item>
                <text:p text:style-name="P3">Update and share the new academic year Keeping Children Safe in Education document (KCSIE) policy (website, staff, governors, parents).</text:p>
              </text:list-item>
              <text:list-item>
                <text:p text:style-name="P3">Ensure staff read and acknowledge policies (safeguarding, online safety, behaviour, anti-bullying, etc.).</text:p>
              </text:list-item>
              <text:list-item>
                <text:p text:style-name="P3">Transfer safeguarding information for new and leaving students.</text:p>
              </text:list-item>
              <text:list-item>
                <text:p text:style-name="P3">Conduct KCSIE training for staff and log Continuous Professional Development (CPD) updates.</text:p>
              </text:list-item>
              <text:list-item>
                <text:p text:style-name="P3">Identify and support students with safeguarding needs (e.g. child protection; child in need; child in care etc.).</text:p>
              </text:list-item>
              <text:list-item>
                <text:p text:style-name="P3">Ensure Designated Safeguarding Leads (DSLs) and Deputy Designated Safeguarding Leads (DDSLs) are clearly identified and trained.</text:p>
              </text:list-item>
              <text:list-item>
                <text:p text:style-name="P3">Codify and approve job descriptions for safeguarding roles.</text:p>
              </text:list-item>
              <text:list-item>
                <text:p text:style-name="P3">Review key policies (any that are impacted by KCSIE update e.g. code of conduct, online safety etc.) for relevance and compliance.</text:p>
              </text:list-item>
              <text:list-item>
                <text:p text:style-name="P3">Confirm governor oversight for safeguarding and related areas.</text:p>
              </text:list-item>
              <text:list-item>
                <text:p text:style-name="P3">Ensure safeguarding training is up-to-date for all staff, including all new staff.</text:p>
              </text:list-item>
              <text:list-item>
                <text:p text:style-name="P3">Audit medical display board, care plans, and training logs (those resources containing school community medical needs and procedures)</text:p>
              </text:list-item>
              <text:list-item>
                <text:p text:style-name="P3">Refresh safeguarding materials in school (posters, policies, helplines).</text:p>
              </text:list-item>
              <text:list-item>
                <text:p text:style-name="P3">Plan student safeguarding assemblies and awareness initiatives.</text:p>
              </text:list-item>
              <text:list-item>
                <text:p text:style-name="P3">Conduct a school safeguarding walk (with, for example, headteacher, DSL, safeguarding governor) to assess visibility of support resources.</text:p>
              </text:list-item>
              <text:list-item>
                <text:p text:style-name="P3"><text:soft-page-break/>Check/update Single Central Record (SCR), personnel files, and volunteer compliance.</text:p>
              </text:list-item>
              <text:list-item>
                <text:p text:style-name="P3">Monitor attendance, training, and staff/student safeguarding concerns.</text:p>
              </text:list-item>
              <text:list-item>
                <text:p text:style-name="P3">Schedule safeguarding governor meetings and local authority audits.</text:p>
              </text:list-item>
              <text:list-item>
                <text:p text:style-name="P3">Publish safeguarding updates for parents.</text:p>
              </text:list-item>
              <text:list-item>
                <text:p text:style-name="P3">Prepare for Anti-Bullying Week and relevant awareness campaigns.</text:p>
              </text:list-item>
            </text:list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 loext:marker-style-name="T1"><text:span text:style-name="T1">Autumn term</text:span></text:p>
            <text:p text:style-name="P2" loext:marker-style-name="T1"><text:span text:style-name="T1">Second half</text:span></text:p>
            <text:list text:style-name="WWNum9">
              <text:list-item>
                <text:p text:style-name="P4">Organize and promote Anti-Bullying Week.</text:p>
              </text:list-item>
              <text:list-item>
                <text:p text:style-name="P4">Reinforce safeguarding protocols with staff.</text:p>
              </text:list-item>
              <text:list-item>
                <text:p text:style-name="P4">Conduct regular safeguarding briefings and updates.</text:p>
              </text:list-item>
              <text:list-item>
                <text:p text:style-name="P4">Monitor attendance for vulnerable students.</text:p>
              </text:list-item>
              <text:list-item>
                <text:p text:style-name="P4">Review safeguarding software solutions (such as, for example in my school, we use CPOMS/My Concern) data and address emerging risks.</text:p>
              </text:list-item>
              <text:list-item>
                <text:p text:style-name="P4">Assess safeguarding practices for SEND students.</text:p>
              </text:list-item>
              <text:list-item>
                <text:p text:style-name="P4">Update staff well-being and low-level concern protocols.</text:p>
              </text:list-item>
              <text:list-item>
                <text:p text:style-name="P4">Ensure compliance checks for SCR, personnel files, and volunteer protocols.</text:p>
              </text:list-item>
            </text:list>
            <text:p text:style-name="P5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 loext:marker-style-name="T1"><text:span text:style-name="T1">Spring term</text:span><text:span text:style-name="T1"/></text:p>
            <text:p text:style-name="P2" loext:marker-style-name="T1"><text:span text:style-name="T1">First Half</text:span><text:span text:style-name="T1"/></text:p>
            <text:list text:style-name="WWNum10">
              <text:list-item>
                <text:p text:style-name="P6">Conduct a self-assessment and external safeguarding review.</text:p>
              </text:list-item>
              <text:list-item>
                <text:p text:style-name="P6">Deliver staff training on online safety and key safeguarding updates.</text:p>
              </text:list-item>
              <text:list-item>
                <text:p text:style-name="P6">Review safeguarding curriculum effectiveness.</text:p>
              </text:list-item>
              <text:list-item>
                <text:p text:style-name="P6">Assess PSHE curriculum based on risk analysis.</text:p>
              </text:list-item>
              <text:list-item>
                <text:p text:style-name="P6">Audit SCR, personnel files, and volunteer processes.</text:p>
              </text:list-item>
              <text:list-item>
                <text:p text:style-name="P6">Ensure safeguarding information is transferred for new/leaving students.</text:p>
              </text:list-item>
              <text:list-item>
                <text:p text:style-name="P6"><text:soft-page-break/>Publish updates on Safer Internet Day and Children’s Mental Health Week.</text:p>
              </text:list-item>
            </text:list>
            <text:p text:style-name="P5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 loext:marker-style-name="T1"><text:span text:style-name="T1">Spring term</text:span></text:p>
            <text:p text:style-name="P2" loext:marker-style-name="T1"><text:span text:style-name="T1">Second Half</text:span><text:span text:style-name="T1"/></text:p>
            <text:list text:style-name="WWNum11">
              <text:list-item>
                <text:p text:style-name="P7">Continue safeguarding briefings and risk assessments.</text:p>
              </text:list-item>
              <text:list-item>
                <text:p text:style-name="P7">Review safeguarding impact through student/staff/parent feedback.</text:p>
              </text:list-item>
              <text:list-item>
                <text:p text:style-name="P7">Analyse trends from safeguarding software solutions reports.</text:p>
              </text:list-item>
              <text:list-item>
                <text:p text:style-name="P7">Ensure up-to-date risk assessments and training compliance.</text:p>
              </text:list-item>
            </text:list>
            <text:p text:style-name="P5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 loext:marker-style-name="T1"><text:span text:style-name="T1">Summer term</text:span><text:span text:style-name="T1"/></text:p>
            <text:p text:style-name="P2" loext:marker-style-name="T1"><text:span text:style-name="T1">First Half</text:span><text:span text:style-name="T1"/></text:p>
            <text:list text:style-name="WWNum12">
              <text:list-item>
                <text:p text:style-name="P8">Conduct safeguarding briefings and staff reviews.</text:p>
              </text:list-item>
              <text:list-item>
                <text:p text:style-name="P8">Monitor attendance and safeguarding for vulnerable students.</text:p>
              </text:list-item>
              <text:list-item>
                <text:p text:style-name="P8">Audit safeguarding signage and student awareness materials.</text:p>
              </text:list-item>
              <text:list-item>
                <text:p text:style-name="P8">Analyse safeguarding curriculum impact and plan next year’s strategy.</text:p>
              </text:list-item>
              <text:list-item>
                <text:p text:style-name="P8">Conduct SCR and personnel file checks.</text:p>
              </text:list-item>
            </text:list>
            <text:p text:style-name="P5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 loext:marker-style-name="T1"><text:span text:style-name="T1">Summer term <text:line-break/>Second Half</text:span><text:span text:style-name="T1"/></text:p>
            <text:list text:style-name="WWNum13">
              <text:list-item>
                <text:p text:style-name="P9">Conduct final safeguarding assessments and safeguarding software solutions analysis.</text:p>
              </text:list-item>
              <text:list-item>
                <text:p text:style-name="P9">Update Prevent risk assessment and prepare for the new academic year.</text:p>
              </text:list-item>
              <text:list-item>
                <text:p text:style-name="P9">Ensure new staff safeguarding training is planned for September.</text:p>
              </text:list-item>
              <text:list-item>
                <text:p text:style-name="P9">Audit safeguarding policies for the next academic year.</text:p>
              </text:list-item>
              <text:list-item>
                <text:p text:style-name="P9">Review transition plans for incoming and outgoing students.</text:p>
              </text:list-item>
              <text:list-item>
                <text:p text:style-name="P9"><text:soft-page-break/>Prepare compliance documentation for contractors and staff.</text:p>
              </text:list-item>
              <text:list-item>
                <text:p text:style-name="P9">Ensure awareness campaigns for National School Sports Week.</text:p>
              </text:list-item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 loext:marker-style-name="T1"><text:span text:style-name="T1">Ongoing Actions Throughout the Year</text:span><text:span text:style-name="T1"/></text:p>
            <text:list text:style-name="WWNum14">
              <text:list-item>
                <text:p text:style-name="P10">Weekly safeguarding briefings for staff.</text:p>
              </text:list-item>
              <text:list-item>
                <text:p text:style-name="P10">Regular audits of safeguarding resources, training logs, and compliance SCR</text:p>
              </text:list-item>
              <text:list-item>
                <text:p text:style-name="P10">Continuous monitoring of attendance, safeguarding software solutions reports, and student safety.</text:p>
              </text:list-item>
              <text:list-item>
                <text:p text:style-name="P10">Regular communication with parents and staff on safeguarding updates through e.g. newsletters</text:p>
              </text:list-item>
              <text:list-item>
                <text:p text:style-name="P10">Governor oversight meetings and compliance checks.</text:p>
              </text:list-item>
              <text:list-item>
                <text:p text:style-name="P10">Ensuring safeguarding policies are visible, accessible, and up to date.</text:p>
              </text:list-item>
            </text:list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Marginalia" style:family="paragraph" style:parent-style-name="Standard" loext:linked-style-name="Comment_20_Text_20_Ch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Revision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fESOutNumbered" style:family="paragraph" style:parent-style-name="Standard" loext:linked-style-name="DfESOutNumbered_20_Char" style:list-style-name="WWNum16">
      <style:paragraph-properties fo:margin-top="0cm" fo:margin-bottom="0.423cm" style:contextual-spacing="false" fo:line-height="100%" fo:orphans="0" fo:widows="0" style:punctuation-wrap="hanging" style:vertical-align="baseline"/>
      <style:text-properties style:font-name="Arial" fo:font-family="Arial" style:font-family-generic="swiss" style:font-pitch="variable" style:font-name-asian="Times New Roman" style:font-family-asian="'Times New Roman'" style:font-family-generic-asian="system" style:font-pitch-asian="variable" style:language-asian="en" style:country-asian="GB" style:font-name-complex="Arial1" style:font-family-complex="Arial" style:font-family-generic-complex="system" style:font-pitch-complex="variable" style:font-size-complex="10pt"/>
    </style:style>
    <style:style style:name="DeptBullets" style:family="paragraph" style:parent-style-name="Standard" loext:linked-style-name="DeptBullets_20_Char" style:list-style-name="WWNum18">
      <style:paragraph-properties fo:margin-top="0cm" fo:margin-bottom="0.423cm" style:contextual-spacing="false" fo:line-height="100%" fo:orphans="0" fo:widows="0" style:punctuation-wrap="hanging" style:vertical-align="baseline"/>
      <style:text-properties style:font-name="Arial" fo:font-family="Arial" style:font-family-generic="swiss" style:font-pitch="variable" fo:font-size="12pt" style:font-name-asian="Times New Roman" style:font-family-asian="'Times New Roman'" style:font-family-generic-asian="system" style:font-pitch-asian="variable" style:font-size-asian="12pt" style:language-asian="en" style:country-asian="GB" style:font-name-complex="Times New Roman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DfESOutNumbered_20_Char" style:display-name="DfESOutNumbered Char" style:family="text" style:parent-style-name="Default_20_Paragraph_20_Font" loext:linked-style-name="DfESOutNumbered">
      <style:text-properties style:font-name="Arial" fo:font-family="Arial" style:font-family-generic="swiss" style:font-pitch="variable" style:font-name-asian="Times New Roman" style:font-family-asian="'Times New Roman'" style:font-family-generic-asian="system" style:font-pitch-asian="variable" style:language-asian="en" style:country-asian="GB" style:font-name-complex="Arial1" style:font-family-complex="Arial" style:font-family-generic-complex="system" style:font-pitch-complex="variable" style:font-size-complex="10pt"/>
    </style:style>
    <style:style style:name="DeptBullets_20_Char" style:display-name="DeptBullets Char" style:family="text" style:parent-style-name="Default_20_Paragraph_20_Font" loext:linked-style-name="DeptBullets">
      <style:text-properties style:font-name="Arial" fo:font-family="Arial" style:font-family-generic="swiss" style:font-pitch="variable" fo:font-size="12pt" style:font-name-asian="Times New Roman" style:font-family-asian="'Times New Roman'" style:font-family-generic-asian="system" style:font-pitch-asian="variable" style:font-size-asian="12pt" style:language-asian="en" style:country-asian="GB" style:font-name-complex="Times New Roman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ptos" fo:font-family="Aptos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ptos" fo:font-family="Aptos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Aptos" fo:font-family="Aptos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ptos" fo:font-family="Aptos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Aptos" fo:font-family="Aptos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Aptos" fo:font-family="Aptos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Aptos" fo:font-family="Aptos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Aptos" fo:font-family="Aptos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Aptos" fo:font-family="Aptos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Aptos" fo:font-family="Aptos" style:font-family-generic="roman" style:font-pitch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Aptos" fo:font-family="Aptos" style:font-family-generic="roman" style:font-pitch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Aptos" fo:font-family="Aptos" style:font-family-generic="roman" style:font-pitch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="Aptos" fo:font-family="Aptos" style:font-family-generic="roman" style:font-pitch="variabl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>
      <style:text-properties style:font-name="Aptos" fo:font-family="Aptos" style:font-family-generic="roman" style:font-pitch="variable"/>
    </style:style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>
      <style:text-properties style:font-name="Aptos" fo:font-family="Aptos" style:font-family-generic="roman" style:font-pitch="variable"/>
    </style:style>
    <style:style style:name="ListLabel_20_161" style:display-name="ListLabel 161" style:family="text"/>
    <style:style style:name="ListLabel_20_162" style:display-name="ListLabel 16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129" loext:num-list-format="%3%)" style:num-suffix=")" style:num-format="i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ListLabel_20_130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131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132" loext:num-list-format="(%6%)" style:num-prefix="(" style:num-suffix=")" style:num-format="i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138" loext:num-list-format="%3%)" style:num-suffix=")" style:num-format="i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ListLabel_20_139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140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141" loext:num-list-format="(%6%)" style:num-prefix="(" style:num-suffix=")" style:num-format="i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Marlett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Marlett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Marlett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INGH, Mica</meta:initial-creator>
    <dc:creator>SINGH, Mica</dc:creator>
    <meta:editing-cycles>32</meta:editing-cycles>
    <meta:creation-date>2025-03-10T12:20:00</meta:creation-date>
    <dc:date>2025-03-14T12:09:00</dc:date>
    <meta:editing-duration>PT55M</meta:editing-duration>
    <meta:generator>LibreOffice/25.2.2.2$MacOSX_AARCH64 LibreOffice_project/7370d4be9e3cf6031a51beef54ff3bda878e3fac</meta:generator>
    <meta:document-statistic meta:table-count="1" meta:image-count="0" meta:object-count="0" meta:page-count="4" meta:paragraph-count="71" meta:word-count="604" meta:character-count="4238" meta:non-whitespace-character-count="3760"/>
    <meta:user-defined meta:name="AppVersion">16.0000</meta:user-defined>
    <meta:user-defined meta:name="ContentTypeId">0x01010053952FBECA91DD43AE765197929192E4</meta:user-defined>
    <meta:user-defined meta:name="MediaServiceImageTags"/>
    <meta:template xlink:type="simple" xlink:actuate="onRequest" xlink:title="Normal" xlink:href=""/>
  </office:meta>
</office:document-meta>
</file>